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0.6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3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2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cm" svg:y="2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cm" svg:y="2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cm" svg:y="2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cm" svg:y="2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cm" svg:y="2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cm" svg:y="2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cm" svg:y="2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cm" svg:y="2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cm" svg:y="2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cm" svg:y="2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3cm" svg:y="2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cm" svg:y="2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cm" svg:y="2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cm" svg:y="2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cm" svg:y="24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cm" svg:y="2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4cm" svg:y="2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1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9.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1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2.1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3.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5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6.1cm" svg:y="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1:23:33.463559535</meta:creation-date>
    <dc:date>2018-02-28T02:03:13.436315384</dc:date>
    <meta:editing-duration>PT29M39S</meta:editing-duration>
    <meta:editing-cycles>1</meta:editing-cycles>
    <meta:document-statistic meta:object-count="83"/>
    <meta:generator>LibreOffice/5.4.5.1$Linux_X86_64 LibreOffice_project/40m0$Build-1</meta:generator>
  </office:meta>
</office:document-meta>
</file>